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44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8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15" calcext:value-type="float">
            <text:p>215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]&gt;0;ROUND([.F3]+((1-POWER(([.$B$44]/1013.25);0.190284))*145366.45));0)" office:value-type="float" office:value="2573" calcext:value-type="float">
            <text:p>2573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7" calcext:value-type="float">
            <text:p>77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DOWN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215" calcext:value-type="float">
            <text:p>215</text:p>
          </table:table-cell>
          <table:table-cell table:style-name="ce21" table:formula="of:=IF(ISNA([.O3]);[.J3];[.J3]+[.O3])" office:value-type="float" office:value="77" calcext:value-type="float">
            <text:p>77</text:p>
          </table:table-cell>
          <table:table-cell table:style-name="ce21" table:formula="of:=IF([.Q3]&gt;0;ROUND(([.C3]/[.Q3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210" calcext:value-type="float">
            <text:p>21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4]&gt;0;ROUND([.F4]+((1-POWER(([.$B$44]/1013.25);0.190284))*145366.45));0)" office:value-type="float" office:value="3073" calcext:value-type="float">
            <text:p>3073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DOWN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97" calcext:value-type="float">
            <text:p>197</text:p>
          </table:table-cell>
          <table:table-cell table:style-name="ce21" table:formula="of:=IF(ISNA([.O4]);[.J4];[.J4]+[.O4])" office:value-type="float" office:value="93" calcext:value-type="float">
            <text:p>93</text:p>
          </table:table-cell>
          <table:table-cell table:style-name="ce21" table:formula="of:=IF([.Q4]&gt;0;ROUND(([.C4]/[.Q4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92" calcext:value-type="float">
            <text:p>19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3" calcext:value-type="float">
            <text:p>0.3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2" calcext:value-type="float">
            <text:p>-2</text:p>
          </table:table-cell>
          <table:table-cell table:style-name="ce21" table:formula="of:=IF([.F5]&gt;0;ROUND([.F5]+((1-POWER(([.$B$44]/1013.25);0.190284))*145366.45));0)" office:value-type="float" office:value="4073" calcext:value-type="float">
            <text:p>4073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4" calcext:value-type="float">
            <text:p>94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5]);NA();FINDCOURSEANGLE([.K5];[.D5]))" office:value-type="float" office:value="12" calcext:value-type="float">
            <text:p>12</text:p>
          </table:table-cell>
          <table:table-cell table:style-name="ce21" table:formula="of:=ROUNDDOWN(DEGREES(ASIN([.Y5]/[.J5])))*[.AA5]" office:value-type="float" office:value="-0" calcext:value-type="float">
            <text:p>0</text:p>
          </table:table-cell>
          <table:table-cell table:style-name="ce21" table:formula="of:=[.Z5]*[.AB5]" office:value-type="float" office:value="-5" calcext:value-type="float">
            <text:p>-5</text:p>
          </table:table-cell>
          <table:table-cell table:style-name="ce21" table:formula="of:=IF(ISNA([.N5]);[.D5];[.D5]+[.N5])" office:value-type="float" office:value="197" calcext:value-type="float">
            <text:p>197</text:p>
          </table:table-cell>
          <table:table-cell table:style-name="ce21" table:formula="of:=IF(ISNA([.O5]);[.J5];[.J5]+[.O5])" office:value-type="float" office:value="89" calcext:value-type="float">
            <text:p>89</text:p>
          </table:table-cell>
          <table:table-cell table:style-name="ce21" table:formula="of:=IF([.Q5]&gt;0;ROUND(([.C5]/[.Q5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192" calcext:value-type="float">
            <text:p>19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5]/60)*[.V5];1)" office:value-type="float" office:value="0.3" calcext:value-type="float">
            <text:p>0.3</text:p>
          </table:table-cell>
          <table:table-cell/>
          <table:table-cell table:formula="of:=ROUND([.L5]*SIN(RADIANS([.M5])))" office:value-type="float" office:value="1" calcext:value-type="float">
            <text:p>1</text:p>
          </table:table-cell>
          <table:table-cell table:formula="of:=ROUND([.L5]*COS(RADIANS([.M5])))" office:value-type="float" office:value="5" calcext:value-type="float">
            <text:p>5</text:p>
          </table:table-cell>
          <table:table-cell table:formula="of:=IF(ISBLANK([.K5]);NA();ISRIGHTCROSSWIND([.D5];[.K5]))" office:value-type="float" office:value="-1" calcext:value-type="float">
            <text:p>-1</text:p>
          </table:table-cell>
          <table:table-cell table:formula="of:=IF(ISBLANK([.K5]);NA();ISTAILWIND([.D5];[.K5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SAMOKOV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87" calcext:value-type="float">
            <text:p>187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2" calcext:value-type="float">
            <text:p>-2</text:p>
          </table:table-cell>
          <table:table-cell table:style-name="ce21" table:formula="of:=IF([.F6]&gt;0;ROUND([.F6]+((1-POWER(([.$B$44]/1013.25);0.190284))*145366.45));0)" office:value-type="float" office:value="4073" calcext:value-type="float">
            <text:p>4073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94" calcext:value-type="float">
            <text:p>94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6]);NA();FINDCOURSEANGLE([.K6];[.D6]))" office:value-type="float" office:value="2" calcext:value-type="float">
            <text:p>2</text:p>
          </table:table-cell>
          <table:table-cell table:style-name="ce21" table:formula="of:=ROUNDDOWN(DEGREES(ASIN([.Y6]/[.J6])))*[.AA6]" office:value-type="float" office:value="-0" calcext:value-type="float">
            <text:p>0</text:p>
          </table:table-cell>
          <table:table-cell table:style-name="ce21" table:formula="of:=[.Z6]*[.AB6]" office:value-type="float" office:value="-5" calcext:value-type="float">
            <text:p>-5</text:p>
          </table:table-cell>
          <table:table-cell table:style-name="ce21" table:formula="of:=IF(ISNA([.N6]);[.D6];[.D6]+[.N6])" office:value-type="float" office:value="187" calcext:value-type="float">
            <text:p>187</text:p>
          </table:table-cell>
          <table:table-cell table:style-name="ce21" table:formula="of:=IF(ISNA([.O6]);[.J6];[.J6]+[.O6])" office:value-type="float" office:value="89" calcext:value-type="float">
            <text:p>89</text:p>
          </table:table-cell>
          <table:table-cell table:style-name="ce21" table:formula="of:=IF([.Q6]&gt;0;ROUND(([.C6]/[.Q6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182" calcext:value-type="float">
            <text:p>1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6]/60)*[.V6];1)" office:value-type="float" office:value="0.5" calcext:value-type="float">
            <text:p>0.5</text:p>
          </table:table-cell>
          <table:table-cell/>
          <table:table-cell table:formula="of:=ROUND([.L6]*SIN(RADIANS([.M6])))" office:value-type="float" office:value="0" calcext:value-type="float">
            <text:p>0</text:p>
          </table:table-cell>
          <table:table-cell table:formula="of:=ROUND([.L6]*COS(RADIANS([.M6])))" office:value-type="float" office:value="5" calcext:value-type="float">
            <text:p>5</text:p>
          </table:table-cell>
          <table:table-cell table:formula="of:=IF(ISBLANK([.K6]);NA();ISRIGHTCROSSWIND([.D6];[.K6]))" office:value-type="float" office:value="-1" calcext:value-type="float">
            <text:p>-1</text:p>
          </table:table-cell>
          <table:table-cell table:formula="of:=IF(ISBLANK([.K6]);NA();ISTAILWIND([.D6];[.K6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AMOKOV</text:p>
          </table:table-cell>
          <table:table-cell table:style-name="ce21" office:value-type="string" calcext:value-type="string">
            <text:p>TOD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2" calcext:value-type="float">
            <text:p>-2</text:p>
          </table:table-cell>
          <table:table-cell table:style-name="ce21" table:formula="of:=IF([.F7]&gt;0;ROUND([.F7]+((1-POWER(([.$B$44]/1013.25);0.190284))*145366.45));0)" office:value-type="float" office:value="4073" calcext:value-type="float">
            <text:p>4073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4" calcext:value-type="float">
            <text:p>94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7]);NA();FINDCOURSEANGLE([.K7];[.D7]))" office:value-type="float" office:value="80" calcext:value-type="float">
            <text:p>80</text:p>
          </table:table-cell>
          <table:table-cell table:style-name="ce21" table:formula="of:=ROUNDDOWN(DEGREES(ASIN([.Y7]/[.J7])))*[.AA7]" office:value-type="float" office:value="-3" calcext:value-type="float">
            <text:p>-3</text:p>
          </table:table-cell>
          <table:table-cell table:style-name="ce21" table:formula="of:=[.Z7]*[.AB7]" office:value-type="float" office:value="1" calcext:value-type="float">
            <text:p>1</text:p>
          </table:table-cell>
          <table:table-cell table:style-name="ce21" table:formula="of:=IF(ISNA([.N7]);[.D7];[.D7]+[.N7])" office:value-type="float" office:value="282" calcext:value-type="float">
            <text:p>282</text:p>
          </table:table-cell>
          <table:table-cell table:style-name="ce21" table:formula="of:=IF(ISNA([.O7]);[.J7];[.J7]+[.O7])" office:value-type="float" office:value="95" calcext:value-type="float">
            <text:p>95</text:p>
          </table:table-cell>
          <table:table-cell table:style-name="ce21" table:formula="of:=IF([.Q7]&gt;0;ROUND(([.C7]/[.Q7])*60);0)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277" calcext:value-type="float">
            <text:p>277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7]/60)*[.V7];1)" office:value-type="float" office:value="1.1" calcext:value-type="float">
            <text:p>1.1</text:p>
          </table:table-cell>
          <table:table-cell/>
          <table:table-cell table:formula="of:=ROUND([.L7]*SIN(RADIANS([.M7])))" office:value-type="float" office:value="5" calcext:value-type="float">
            <text:p>5</text:p>
          </table:table-cell>
          <table:table-cell table:formula="of:=ROUND([.L7]*COS(RADIANS([.M7])))" office:value-type="float" office:value="1" calcext:value-type="float">
            <text:p>1</text:p>
          </table:table-cell>
          <table:table-cell table:formula="of:=IF(ISBLANK([.K7]);NA();ISRIGHTCROSSWIND([.D7];[.K7]))" office:value-type="float" office:value="-1" calcext:value-type="float">
            <text:p>-1</text:p>
          </table:table-cell>
          <table:table-cell table:formula="of:=IF(ISBLANK([.K7]);NA();ISTAILWIND([.D7];[.K7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D</text:p>
          </table:table-cell>
          <table:table-cell table:style-name="ce21" office:value-type="string" calcext:value-type="string">
            <text:p>LBSW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8]&gt;0;ROUND([.F8]+((1-POWER(([.$B$44]/1013.25);0.190284))*145366.45));0)" office:value-type="float" office:value="2573" calcext:value-type="float">
            <text:p>2573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DOWN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285" calcext:value-type="float">
            <text:p>285</text:p>
          </table:table-cell>
          <table:table-cell table:style-name="ce21" table:formula="of:=IF(ISNA([.O8]);[.J8];[.J8]+[.O8])" office:value-type="float" office:value="92" calcext:value-type="float">
            <text:p>92</text:p>
          </table:table-cell>
          <table:table-cell table:style-name="ce21" table:formula="of:=IF([.Q8]&gt;0;ROUND(([.C8]/[.Q8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280" calcext:value-type="float">
            <text:p>28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8]/60)*[.V8];1)" office:value-type="float" office:value="0.6" calcext:value-type="float">
            <text:p>0.6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/>
          <table:table-cell table:style-name="Default"/>
          <table:table-cell table:style-name="ce21" table:number-columns-repeated="3"/>
          <table:table-cell table:style-name="ce50"/>
          <table:table-cell table:style-name="ce21" table:number-columns-repeated="2"/>
          <table:table-cell table:style-name="ce21" table:formula="of:=IF([.F9]&gt;0;ROUND([.F9]+((1-POWER(([.$B$44]/1013.25);0.190284))*145366.45));0)" office:value-type="float" office:value="0" calcext:value-type="float">
            <text:p>0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DOWN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0" calcext:value-type="float">
            <text:p>0</text:p>
          </table:table-cell>
          <table:table-cell table:style-name="ce21" table:formula="of:=IF(ISNA([.O9]);[.J9];[.J9]+[.O9])" office:value-type="float" office:value="0" calcext:value-type="float">
            <text:p>0</text:p>
          </table:table-cell>
          <table:table-cell table:style-name="ce21" table:formula="of:=IF([.Q9]&gt;0;ROUND(([.C9]/[.Q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0]&gt;0;ROUND([.F10]+((1-POWER(([.$B$44]/1013.25);0.190284))*145366.45));0)" office:value-type="float" office:value="0" calcext:value-type="float">
            <text:p>0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DOWN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1]&gt;0;ROUND([.F11]+((1-POWER(([.$B$44]/1013.25);0.190284))*145366.45));0)" office:value-type="float" office:value="0" calcext:value-type="float">
            <text:p>0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DOWN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2]&gt;0;ROUND([.F12]+((1-POWER(([.$B$44]/1013.25);0.190284))*145366.45));0)" office:value-type="float" office:value="0" calcext:value-type="float">
            <text:p>0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DOWN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3]&gt;0;ROUND([.F13]+((1-POWER(([.$B$44]/1013.25);0.190284))*145366.45));0)" office:value-type="float" office:value="0" calcext:value-type="float">
            <text:p>0</text:p>
          </table:table-cell>
          <table:table-cell table:style-name="ce21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3]);NA();FINDCOURSEANGLE([.K13];[.D13]))" office:value-type="string" office:string-value="" calcext:value-type="error">
            <text:p>#N/A</text:p>
          </table:table-cell>
          <table:table-cell table:style-name="ce21" table:formula="of:=ROUNDDOWN(DEGREES(ASIN([.Y13]/[.J13])))*[.AA13]" office:value-type="string" office:string-value="" calcext:value-type="error">
            <text:p>#N/A</text:p>
          </table:table-cell>
          <table:table-cell table:style-name="ce21" table:formula="of:=[.Z13]*[.AB13]" office:value-type="string" office:string-value="" calcext:value-type="error">
            <text:p>#N/A</text:p>
          </table:table-cell>
          <table:table-cell table:style-name="ce21" table:formula="of:=IF(ISNA([.N13]);[.D13];[.D13]+[.N13])" office:value-type="float" office:value="0" calcext:value-type="float">
            <text:p>0</text:p>
          </table:table-cell>
          <table:table-cell table:style-name="ce21" table:formula="of:=IF(ISNA([.O13]);[.J13];[.J13]+[.O13])" office:value-type="float" office:value="0" calcext:value-type="float">
            <text:p>0</text:p>
          </table:table-cell>
          <table:table-cell table:style-name="ce21" table:formula="of:=IF([.Q13]&gt;0;ROUND(([.C13]/[.Q1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3]=&quot;E&quot;;[.P13]-[.S13];[.P13]+[.S1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3:.C12])" office:value-type="float" office:value="45" calcext:value-type="float">
            <text:p>45</text:p>
          </table:table-cell>
          <table:table-cell table:style-name="ce40" table:number-columns-repeated="9"/>
          <table:table-cell table:style-name="ce17" table:number-columns-repeated="2"/>
          <table:table-cell table:style-name="ce4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30" calcext:value-type="float">
            <text:p>30</text:p>
          </table:table-cell>
          <table:table-cell table:style-name="ce44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4"/>
          <table:table-cell table:style-name="ce53" table:formula="of:=SUM([.W3:.W12])" office:value-type="float" office:value="3.3" calcext:value-type="float">
            <text:p>3.3</text:p>
          </table:table-cell>
          <table:table-cell table:number-columns-repeated="999"/>
        </table:table-row>
        <table:table-row table:style-name="ro2">
          <table:table-cell table:style-name="ce17" table:number-columns-repeated="2"/>
          <table:table-cell table:style-name="Default"/>
          <table:table-cell table:style-name="ce44" table:number-columns-repeated="9"/>
          <table:table-cell table:style-name="ce5" table:number-columns-repeated="2"/>
          <table:table-cell table:style-name="ce44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SW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-3" calcext:value-type="float">
            <text:p>-3</text:p>
          </table:table-cell>
          <table:table-cell table:style-name="ce21" table:formula="of:=IF([.F18]&gt;0;ROUND([.F18]+((1-POWER(([.$B$44]/1013.25);0.190284))*145366.45));0)" office:value-type="float" office:value="4573" calcext:value-type="float">
            <text:p>4573</text:p>
          </table:table-cell>
          <table:table-cell table:style-name="ce21" table:formula="of:=ROUND([.G18]/SQRT(((1013.25*EXP((-9.80665*([.I18]*0.3048)*0.02896)/((273.15+[.H18])*8.3145)))*100/(287.058*(273.15+[.H18])))/1.225))" office:value-type="float" office:value="79" calcext:value-type="float">
            <text:p>79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18]);NA();FINDCOURSEANGLE([.K18];[.D18]))" office:value-type="float" office:value="35" calcext:value-type="float">
            <text:p>35</text:p>
          </table:table-cell>
          <table:table-cell table:style-name="ce21" table:formula="of:=ROUNDDOWN(DEGREES(ASIN([.Y18]/[.J18])))*[.AA18]" office:value-type="float" office:value="2" calcext:value-type="float">
            <text:p>2</text:p>
          </table:table-cell>
          <table:table-cell table:style-name="ce21" table:formula="of:=[.Z18]*[.AB18]" office:value-type="float" office:value="-4" calcext:value-type="float">
            <text:p>-4</text:p>
          </table:table-cell>
          <table:table-cell table:style-name="ce21" table:formula="of:=IF(ISNA([.N18]);[.D18];[.D18]+[.N18])" office:value-type="float" office:value="152" calcext:value-type="float">
            <text:p>152</text:p>
          </table:table-cell>
          <table:table-cell table:style-name="ce21" table:formula="of:=IF(ISNA([.O18]);[.J18];[.J18]+[.O18])" office:value-type="float" office:value="75" calcext:value-type="float">
            <text:p>75</text:p>
          </table:table-cell>
          <table:table-cell table:style-name="ce21" table:formula="of:=IF([.Q18]&gt;0;ROUND(([.C18]/[.Q18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147" calcext:value-type="float">
            <text:p>147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formula="of:=ROUND([.L18]*SIN(RADIANS([.M18])))" office:value-type="float" office:value="3" calcext:value-type="float">
            <text:p>3</text:p>
          </table:table-cell>
          <table:table-cell table:formula="of:=ROUND([.L18]*COS(RADIANS([.M18])))" office:value-type="float" office:value="4" calcext:value-type="float">
            <text:p>4</text:p>
          </table:table-cell>
          <table:table-cell table:formula="of:=IF(ISBLANK([.K18]);NA();ISRIGHTCROSSWIND([.D18];[.K18]))" office:value-type="float" office:value="1" calcext:value-type="float">
            <text:p>1</text:p>
          </table:table-cell>
          <table:table-cell table:formula="of:=IF(ISBLANK([.K18]);NA();ISTAILWIND([.D18];[.K18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52" office:value-type="string" calcext:value-type="string">
            <text:p>TOC</text:p>
          </table:table-cell>
          <table:table-cell table:style-name="ce52" office:value-type="string" calcext:value-type="string">
            <text:p>DUPNITSA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0" calcext:value-type="float">
            <text:p>150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52" office:value-type="float" office:value="90" calcext:value-type="float">
            <text:p>90</text:p>
          </table:table-cell>
          <table:table-cell table:style-name="ce21" office:value-type="float" office:value="-3" calcext:value-type="float">
            <text:p>-3</text:p>
          </table:table-cell>
          <table:table-cell table:style-name="ce21" table:formula="of:=IF([.F19]&gt;0;ROUND([.F19]+((1-POWER(([.$B$44]/1013.25);0.190284))*145366.45));0)" office:value-type="float" office:value="4573" calcext:value-type="float">
            <text:p>4573</text:p>
          </table:table-cell>
          <table:table-cell table:style-name="ce21" table:formula="of:=ROUND([.G19]/SQRT(((1013.25*EXP((-9.80665*([.I19]*0.3048)*0.02896)/((273.15+[.H19])*8.3145)))*100/(287.058*(273.15+[.H19])))/1.225))" office:value-type="float" office:value="95" calcext:value-type="float">
            <text:p>95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19]);NA();FINDCOURSEANGLE([.K19];[.D19]))" office:value-type="float" office:value="35" calcext:value-type="float">
            <text:p>35</text:p>
          </table:table-cell>
          <table:table-cell table:style-name="ce21" table:formula="of:=ROUNDDOWN(DEGREES(ASIN([.Y19]/[.J19])))*[.AA19]" office:value-type="float" office:value="1" calcext:value-type="float">
            <text:p>1</text:p>
          </table:table-cell>
          <table:table-cell table:style-name="ce21" table:formula="of:=[.Z19]*[.AB19]" office:value-type="float" office:value="-4" calcext:value-type="float">
            <text:p>-4</text:p>
          </table:table-cell>
          <table:table-cell table:style-name="ce21" table:formula="of:=IF(ISNA([.N19]);[.D19];[.D19]+[.N19])" office:value-type="float" office:value="151" calcext:value-type="float">
            <text:p>151</text:p>
          </table:table-cell>
          <table:table-cell table:style-name="ce21" table:formula="of:=IF(ISNA([.O19]);[.J19];[.J19]+[.O19])" office:value-type="float" office:value="91" calcext:value-type="float">
            <text:p>91</text:p>
          </table:table-cell>
          <table:table-cell table:style-name="ce21" table:formula="of:=IF([.Q19]&gt;0;ROUND(([.C19]/[.Q19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146" calcext:value-type="float">
            <text:p>146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9]/60)*[.V19];1)" office:value-type="float" office:value="0.3" calcext:value-type="float">
            <text:p>0.3</text:p>
          </table:table-cell>
          <table:table-cell/>
          <table:table-cell table:formula="of:=ROUND([.L19]*SIN(RADIANS([.M19])))" office:value-type="float" office:value="3" calcext:value-type="float">
            <text:p>3</text:p>
          </table:table-cell>
          <table:table-cell table:formula="of:=ROUND([.L19]*COS(RADIANS([.M19])))" office:value-type="float" office:value="4" calcext:value-type="float">
            <text:p>4</text:p>
          </table:table-cell>
          <table:table-cell table:formula="of:=IF(ISBLANK([.K19]);NA();ISRIGHTCROSSWIND([.D19];[.K19]))" office:value-type="float" office:value="1" calcext:value-type="float">
            <text:p>1</text:p>
          </table:table-cell>
          <table:table-cell table:formula="of:=IF(ISBLANK([.K19]);NA();ISTAILWIND([.D20];[.K19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DUPNITSA</text:p>
          </table:table-cell>
          <table:table-cell table:style-name="ce21" office:value-type="string" calcext:value-type="string">
            <text:p>BLAGOEVGRAD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3" calcext:value-type="float">
            <text:p>-3</text:p>
          </table:table-cell>
          <table:table-cell table:style-name="ce21" table:formula="of:=IF([.F20]&gt;0;ROUND([.F20]+((1-POWER(([.$B$44]/1013.25);0.190284))*145366.45));0)" office:value-type="float" office:value="4573" calcext:value-type="float">
            <text:p>4573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95" calcext:value-type="float">
            <text:p>95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20]);NA();FINDCOURSEANGLE([.K20];[.D20]))" office:value-type="float" office:value="0" calcext:value-type="float">
            <text:p>0</text:p>
          </table:table-cell>
          <table:table-cell table:style-name="ce21" table:formula="of:=ROUNDDOWN(DEGREES(ASIN([.Y20]/[.J20])))*[.AA20]" office:value-type="float" office:value="0" calcext:value-type="float">
            <text:p>0</text:p>
          </table:table-cell>
          <table:table-cell table:style-name="ce21" table:formula="of:=[.Z20]*[.AB20]" office:value-type="float" office:value="5" calcext:value-type="float">
            <text:p>5</text:p>
          </table:table-cell>
          <table:table-cell table:style-name="ce21" table:formula="of:=IF(ISNA([.N20]);[.D20];[.D20]+[.N20])" office:value-type="float" office:value="185" calcext:value-type="float">
            <text:p>185</text:p>
          </table:table-cell>
          <table:table-cell table:style-name="ce21" table:formula="of:=IF(ISNA([.O20]);[.J20];[.J20]+[.O20])" office:value-type="float" office:value="100" calcext:value-type="float">
            <text:p>100</text:p>
          </table:table-cell>
          <table:table-cell table:style-name="ce21" table:formula="of:=IF([.Q20]&gt;0;ROUND(([.C20]/[.Q20])*60);0)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180" calcext:value-type="float">
            <text:p>18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0]/60)*[.V20];1)" office:value-type="float" office:value="0.9" calcext:value-type="float">
            <text:p>0.9</text:p>
          </table:table-cell>
          <table:table-cell/>
          <table:table-cell table:formula="of:=ROUND([.L20]*SIN(RADIANS([.M20])))" office:value-type="float" office:value="0" calcext:value-type="float">
            <text:p>0</text:p>
          </table:table-cell>
          <table:table-cell table:formula="of:=ROUND([.L20]*COS(RADIANS([.M20])))" office:value-type="float" office:value="5" calcext:value-type="float">
            <text:p>5</text:p>
          </table:table-cell>
          <table:table-cell table:formula="of:=IF(ISBLANK([.K20]);NA();ISRIGHTCROSSWIND([.D20];[.K20]))" office:value-type="float" office:value="1" calcext:value-type="float">
            <text:p>1</text:p>
          </table:table-cell>
          <table:table-cell table:formula="of:=IF(ISBLANK([.K20]);NA();ISTAILWIND([.D21];[.K20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BLAGOEVGRAD</text:p>
          </table:table-cell>
          <table:table-cell table:style-name="ce21" office:value-type="string" calcext:value-type="string">
            <text:p>KYUSTENDIL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313" calcext:value-type="float">
            <text:p>313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3" calcext:value-type="float">
            <text:p>-3</text:p>
          </table:table-cell>
          <table:table-cell table:style-name="ce21" table:formula="of:=IF([.F21]&gt;0;ROUND([.F21]+((1-POWER(([.$B$44]/1013.25);0.190284))*145366.45));0)" office:value-type="float" office:value="4573" calcext:value-type="float">
            <text:p>4573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95" calcext:value-type="float">
            <text:p>95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21]);NA();FINDCOURSEANGLE([.K21];[.D21]))" office:value-type="float" office:value="52" calcext:value-type="float">
            <text:p>52</text:p>
          </table:table-cell>
          <table:table-cell table:style-name="ce21" table:formula="of:=ROUNDDOWN(DEGREES(ASIN([.Y21]/[.J21])))*[.AA21]" office:value-type="float" office:value="-2" calcext:value-type="float">
            <text:p>-2</text:p>
          </table:table-cell>
          <table:table-cell table:style-name="ce21" table:formula="of:=[.Z21]*[.AB21]" office:value-type="float" office:value="3" calcext:value-type="float">
            <text:p>3</text:p>
          </table:table-cell>
          <table:table-cell table:style-name="ce21" table:formula="of:=IF(ISNA([.N21]);[.D21];[.D21]+[.N21])" office:value-type="float" office:value="311" calcext:value-type="float">
            <text:p>311</text:p>
          </table:table-cell>
          <table:table-cell table:style-name="ce21" table:formula="of:=IF(ISNA([.O21]);[.J21];[.J21]+[.O21])" office:value-type="float" office:value="98" calcext:value-type="float">
            <text:p>98</text:p>
          </table:table-cell>
          <table:table-cell table:style-name="ce21" table:formula="of:=IF([.Q21]&gt;0;ROUND(([.C21]/[.Q21])*60);0)" office:value-type="float" office:value="15" calcext:value-type="float">
            <text:p>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306" calcext:value-type="float">
            <text:p>306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1]/60)*[.V21];1)" office:value-type="float" office:value="1.5" calcext:value-type="float">
            <text:p>1.5</text:p>
          </table:table-cell>
          <table:table-cell/>
          <table:table-cell table:formula="of:=ROUND([.L21]*SIN(RADIANS([.M21])))" office:value-type="float" office:value="4" calcext:value-type="float">
            <text:p>4</text:p>
          </table:table-cell>
          <table:table-cell table:formula="of:=ROUND([.L21]*COS(RADIANS([.M21])))" office:value-type="float" office:value="3" calcext:value-type="float">
            <text:p>3</text:p>
          </table:table-cell>
          <table:table-cell table:formula="of:=IF(ISBLANK([.K21]);NA();ISRIGHTCROSSWIND([.D21];[.K21]))" office:value-type="float" office:value="-1" calcext:value-type="float">
            <text:p>-1</text:p>
          </table:table-cell>
          <table:table-cell table:formula="of:=IF(ISBLANK([.K21]);NA();ISTAILWIND([.D21];[.K21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KYUSTENDIL</text:p>
          </table:table-cell>
          <table:table-cell table:style-name="ce21" office:value-type="string" calcext:value-type="string">
            <text:p>SAMOKOV</text:p>
          </table:table-cell>
          <table:table-cell table:style-name="ce21" office:value-type="float" office:value="38.5" calcext:value-type="float">
            <text:p>38.5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-3" calcext:value-type="float">
            <text:p>-3</text:p>
          </table:table-cell>
          <table:table-cell table:style-name="ce21" table:formula="of:=IF([.F22]&gt;0;ROUND([.F22]+((1-POWER(([.$B$44]/1013.25);0.190284))*145366.45));0)" office:value-type="float" office:value="4573" calcext:value-type="float">
            <text:p>4573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95" calcext:value-type="float">
            <text:p>95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5" calcext:value-type="float">
            <text:p>5</text:p>
          </table:table-cell>
          <table:table-cell table:style-name="ce52" table:formula="of:=IF(ISBLANK([.K22]);NA();FINDCOURSEANGLE([.K22];[.D22]))" office:value-type="float" office:value="80" calcext:value-type="float">
            <text:p>80</text:p>
          </table:table-cell>
          <table:table-cell table:style-name="ce21" table:formula="of:=ROUNDDOWN(DEGREES(ASIN([.Y22]/[.J22])))*[.AA22]" office:value-type="float" office:value="3" calcext:value-type="float">
            <text:p>3</text:p>
          </table:table-cell>
          <table:table-cell table:style-name="ce21" table:formula="of:=[.Z22]*[.AB22]" office:value-type="float" office:value="1" calcext:value-type="float">
            <text:p>1</text:p>
          </table:table-cell>
          <table:table-cell table:style-name="ce21" table:formula="of:=IF(ISNA([.N22]);[.D22];[.D22]+[.N22])" office:value-type="float" office:value="88" calcext:value-type="float">
            <text:p>88</text:p>
          </table:table-cell>
          <table:table-cell table:style-name="ce21" table:formula="of:=IF(ISNA([.O22]);[.J22];[.J22]+[.O22])" office:value-type="float" office:value="96" calcext:value-type="float">
            <text:p>96</text:p>
          </table:table-cell>
          <table:table-cell table:style-name="ce21" table:formula="of:=IF([.Q22]&gt;0;ROUND(([.C22]/[.Q22])*60);0)" office:value-type="float" office:value="24" calcext:value-type="float">
            <text:p>2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83" calcext:value-type="float">
            <text:p>8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2]/60)*[.V22];1)" office:value-type="float" office:value="2.3" calcext:value-type="float">
            <text:p>2.3</text:p>
          </table:table-cell>
          <table:table-cell/>
          <table:table-cell table:formula="of:=ROUND([.L22]*SIN(RADIANS([.M22])))" office:value-type="float" office:value="5" calcext:value-type="float">
            <text:p>5</text:p>
          </table:table-cell>
          <table:table-cell table:formula="of:=ROUND([.L22]*COS(RADIANS([.M22])))" office:value-type="float" office:value="1" calcext:value-type="float">
            <text:p>1</text:p>
          </table:table-cell>
          <table:table-cell table:formula="of:=IF(ISBLANK([.K22]);NA();ISRIGHTCROSSWIND([.D22];[.K22]))" office:value-type="float" office:value="1" calcext:value-type="float">
            <text:p>1</text:p>
          </table:table-cell>
          <table:table-cell table:formula="of:=IF(ISBLANK([.K22]);NA();ISTAILWIND([.D22];[.K22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AMOKOV</text:p>
          </table:table-cell>
          <table:table-cell table:style-name="ce21" office:value-type="string" calcext:value-type="string">
            <text:p>LBDB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2300" calcext:value-type="float">
            <text:p>23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23]&gt;0;ROUND([.F23]+((1-POWER(([.$B$44]/1013.25);0.190284))*145366.45));0)" office:value-type="float" office:value="2573" calcext:value-type="float">
            <text:p>2573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DOWN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98" calcext:value-type="float">
            <text:p>98</text:p>
          </table:table-cell>
          <table:table-cell table:style-name="ce21" table:formula="of:=IF(ISNA([.O23]);[.J23];[.J23]+[.O23])" office:value-type="float" office:value="92" calcext:value-type="float">
            <text:p>92</text:p>
          </table:table-cell>
          <table:table-cell table:style-name="ce21" table:formula="of:=IF([.Q23]&gt;0;ROUND(([.C23]/[.Q23])*60);0)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93" calcext:value-type="float">
            <text:p>9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3]/60)*[.V23];1)" office:value-type="float" office:value="0.7" calcext:value-type="float">
            <text:p>0.7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4]&gt;0;ROUND([.F24]+((1-POWER(([.$B$44]/1013.25);0.190284))*145366.45));0)" office:value-type="float" office:value="0" calcext:value-type="float">
            <text:p>0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DOWN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0" calcext:value-type="float">
            <text:p>0</text:p>
          </table:table-cell>
          <table:table-cell table:style-name="ce21" table:formula="of:=IF(ISNA([.O24]);[.J24];[.J24]+[.O24])" office:value-type="float" office:value="0" calcext:value-type="float">
            <text:p>0</text:p>
          </table:table-cell>
          <table:table-cell table:style-name="ce21" table:formula="of:=IF([.Q24]&gt;0;ROUND(([.C24]/[.Q2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5]&gt;0;ROUND([.F25]+((1-POWER(([.$B$44]/1013.25);0.190284))*145366.45));0)" office:value-type="float" office:value="0" calcext:value-type="float">
            <text:p>0</text:p>
          </table:table-cell>
          <table:table-cell table:style-name="ce21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5]);NA();FINDCOURSEANGLE([.K25];[.D25]))" office:value-type="string" office:string-value="" calcext:value-type="error">
            <text:p>#N/A</text:p>
          </table:table-cell>
          <table:table-cell table:style-name="ce21" table:formula="of:=ROUNDDOWN(DEGREES(ASIN([.Y25]/[.J25])))*[.AA25]" office:value-type="string" office:string-value="" calcext:value-type="error">
            <text:p>#N/A</text:p>
          </table:table-cell>
          <table:table-cell table:style-name="ce21" table:formula="of:=[.Z25]*[.AB25]" office:value-type="string" office:string-value="" calcext:value-type="error">
            <text:p>#N/A</text:p>
          </table:table-cell>
          <table:table-cell table:style-name="ce21" table:formula="of:=IF(ISNA([.N25]);[.D25];[.D25]+[.N25])" office:value-type="float" office:value="0" calcext:value-type="float">
            <text:p>0</text:p>
          </table:table-cell>
          <table:table-cell table:style-name="ce21" table:formula="of:=IF(ISNA([.O25]);[.J25];[.J25]+[.O25])" office:value-type="float" office:value="0" calcext:value-type="float">
            <text:p>0</text:p>
          </table:table-cell>
          <table:table-cell table:style-name="ce21" table:formula="of:=IF([.Q25]&gt;0;ROUND(([.C25]/[.Q25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5]=&quot;E&quot;;[.P25]-[.S25];[.P25]+[.S25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6]&gt;0;ROUND([.F26]+((1-POWER(([.$B$44]/1013.25);0.190284))*145366.45));0)" office:value-type="float" office:value="0" calcext:value-type="float">
            <text:p>0</text:p>
          </table:table-cell>
          <table:table-cell table:style-name="ce21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6]);NA();FINDCOURSEANGLE([.K26];[.D26]))" office:value-type="string" office:string-value="" calcext:value-type="error">
            <text:p>#N/A</text:p>
          </table:table-cell>
          <table:table-cell table:style-name="ce21" table:formula="of:=ROUNDDOWN(DEGREES(ASIN([.Y26]/[.J26])))*[.AA26]" office:value-type="string" office:string-value="" calcext:value-type="error">
            <text:p>#N/A</text:p>
          </table:table-cell>
          <table:table-cell table:style-name="ce21" table:formula="of:=[.Z26]*[.AB26]" office:value-type="string" office:string-value="" calcext:value-type="error">
            <text:p>#N/A</text:p>
          </table:table-cell>
          <table:table-cell table:style-name="ce21" table:formula="of:=IF(ISNA([.N26]);[.D26];[.D26]+[.N26])" office:value-type="float" office:value="0" calcext:value-type="float">
            <text:p>0</text:p>
          </table:table-cell>
          <table:table-cell table:style-name="ce21" table:formula="of:=IF(ISNA([.O26]);[.J26];[.J26]+[.O26])" office:value-type="float" office:value="0" calcext:value-type="float">
            <text:p>0</text:p>
          </table:table-cell>
          <table:table-cell table:style-name="ce21" table:formula="of:=IF([.Q26]&gt;0;ROUND(([.C26]/[.Q2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6]=&quot;E&quot;;[.P26]-[.S26];[.P26]+[.S26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7]&gt;0;ROUND([.F27]+((1-POWER(([.$B$44]/1013.25);0.190284))*145366.45));0)" office:value-type="float" office:value="0" calcext:value-type="float">
            <text:p>0</text:p>
          </table:table-cell>
          <table:table-cell table:style-name="ce21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7]);NA();FINDCOURSEANGLE([.K27];[.D27]))" office:value-type="string" office:string-value="" calcext:value-type="error">
            <text:p>#N/A</text:p>
          </table:table-cell>
          <table:table-cell table:style-name="ce21" table:formula="of:=ROUNDDOWN(DEGREES(ASIN([.Y27]/[.J27])))*[.AA27]" office:value-type="string" office:string-value="" calcext:value-type="error">
            <text:p>#N/A</text:p>
          </table:table-cell>
          <table:table-cell table:style-name="ce21" table:formula="of:=[.Z27]*[.AB27]" office:value-type="string" office:string-value="" calcext:value-type="error">
            <text:p>#N/A</text:p>
          </table:table-cell>
          <table:table-cell table:style-name="ce21" table:formula="of:=IF(ISNA([.N27]);[.D27];[.D27]+[.N27])" office:value-type="float" office:value="0" calcext:value-type="float">
            <text:p>0</text:p>
          </table:table-cell>
          <table:table-cell table:style-name="ce21" table:formula="of:=IF(ISNA([.O27]);[.J27];[.J27]+[.O27])" office:value-type="float" office:value="0" calcext:value-type="float">
            <text:p>0</text:p>
          </table:table-cell>
          <table:table-cell table:style-name="ce21" table:formula="of:=IF([.Q27]&gt;0;ROUND(([.C27]/[.Q27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7]=&quot;E&quot;;[.P27]-[.S27];[.P27]+[.S27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18:.C27])" office:value-type="float" office:value="100.5" calcext:value-type="float">
            <text:p>100.5</text:p>
          </table:table-cell>
          <table:table-cell table:style-name="ce44" table:number-columns-repeated="9"/>
          <table:table-cell table:style-name="ce5" table:number-columns-repeated="2"/>
          <table:table-cell table:style-name="ce44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0"/>
          <table:table-cell table:style-name="ce53" table:formula="of:=SUM([.R18:.R27])" office:value-type="float" office:value="64" calcext:value-type="float">
            <text:p>64</text:p>
          </table:table-cell>
          <table:table-cell table:style-name="ce44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4"/>
          <table:table-cell table:style-name="ce53" table:formula="of:=SUM([.W18:.W27])" office:value-type="float" office:value="6.7" calcext:value-type="float">
            <text:p>6.7</text:p>
          </table:table-cell>
          <table:table-cell table:number-columns-repeated="999"/>
        </table:table-row>
        <table:table-row table:style-name="ro2">
          <table:table-cell table:style-name="ce17" table:number-columns-repeated="2"/>
          <table:table-cell table:style-name="Default"/>
          <table:table-cell table:style-name="ce44" table:number-columns-repeated="9"/>
          <table:table-cell table:style-name="ce5" table:number-columns-repeated="2"/>
          <table:table-cell table:style-name="ce44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 table:number-columns-repeated="999"/>
        </table:table-row>
        <table:table-row table:style-name="ro2">
          <table:table-cell table:style-name="ce21" office:value-type="string" calcext:value-type="string">
            <text:p>LBDB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58" calcext:value-type="float">
            <text:p>358</text:p>
          </table:table-cell>
          <table:table-cell table:style-name="ce21"/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2]&gt;0;ROUND([.F32]+((1-POWER(([.$B$44]/1013.25);0.190284))*145366.45));0)" office:value-type="float" office:value="3073" calcext:value-type="float">
            <text:p>3073</text:p>
          </table:table-cell>
          <table:table-cell table:style-name="ce21" table:formula="of:=ROUND([.G32]/SQRT(((1013.25*EXP((-9.80665*([.I32]*0.3048)*0.02896)/((273.15+[.H32])*8.3145)))*100/(287.058*(273.15+[.H32])))/1.225))" office:value-type="float" office:value="77" calcext:value-type="float">
            <text:p>77</text:p>
          </table:table-cell>
          <table:table-cell table:style-name="ce21" table:number-columns-repeated="2"/>
          <table:table-cell table:style-name="ce52" table:formula="of:=IF(ISBLANK([.K32]);NA();FINDCOURSEANGLE([.K32];[.D32]))" office:value-type="string" office:string-value="" calcext:value-type="error">
            <text:p>#N/A</text:p>
          </table:table-cell>
          <table:table-cell table:style-name="ce21" table:formula="of:=ROUNDDOWN(DEGREES(ASIN([.Y32]/[.J32])))*[.AA32]" office:value-type="string" office:string-value="" calcext:value-type="error">
            <text:p>#N/A</text:p>
          </table:table-cell>
          <table:table-cell table:style-name="ce21" table:formula="of:=[.Z32]*[.AB32]" office:value-type="string" office:string-value="" calcext:value-type="error">
            <text:p>#N/A</text:p>
          </table:table-cell>
          <table:table-cell table:style-name="ce21" table:formula="of:=IF(ISNA([.N32]);[.D32];[.D32]+[.N32])" office:value-type="float" office:value="358" calcext:value-type="float">
            <text:p>358</text:p>
          </table:table-cell>
          <table:table-cell table:style-name="ce21" table:formula="of:=IF(ISNA([.O32]);[.J32];[.J32]+[.O32])" office:value-type="float" office:value="77" calcext:value-type="float">
            <text:p>77</text:p>
          </table:table-cell>
          <table:table-cell table:style-name="ce21" table:formula="of:=IF([.Q32]&gt;0;ROUND(([.C32]/[.Q32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2]=&quot;E&quot;;[.P32]-[.S32];[.P32]+[.S32])" office:value-type="float" office:value="353" calcext:value-type="float">
            <text:p>35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formula="of:=ROUND([.L32]*SIN(RADIANS([.M32])))" office:value-type="string" office:string-value="" calcext:value-type="error">
            <text:p>#N/A</text:p>
          </table:table-cell>
          <table:table-cell table:formula="of:=ROUND([.L32]*COS(RADIANS([.M32])))" office:value-type="string" office:string-value="" calcext:value-type="error">
            <text:p>#N/A</text:p>
          </table:table-cell>
          <table:table-cell table:formula="of:=IF(ISBLANK([.K32]);NA();ISRIGHTCROSSWIND([.D32];[.K32]))" office:value-type="string" office:string-value="" calcext:value-type="error">
            <text:p>#N/A</text:p>
          </table:table-cell>
          <table:table-cell table:formula="of:=IF(ISBLANK([.K32]);NA();ISTAILWIND([.D32];[.K3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IHTIMAN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358" calcext:value-type="float">
            <text:p>358</text:p>
          </table:table-cell>
          <table:table-cell table:style-name="ce21"/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3]&gt;0;ROUND([.F33]+((1-POWER(([.$B$44]/1013.25);0.190284))*145366.45));0)" office:value-type="float" office:value="3073" calcext:value-type="float">
            <text:p>3073</text:p>
          </table:table-cell>
          <table:table-cell table:style-name="ce21" table:formula="of:=ROUND([.G33]/SQRT(((1013.25*EXP((-9.80665*([.I33]*0.3048)*0.02896)/((273.15+[.H33])*8.3145)))*100/(287.058*(273.15+[.H33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33]);NA();FINDCOURSEANGLE([.K33];[.D33]))" office:value-type="string" office:string-value="" calcext:value-type="error">
            <text:p>#N/A</text:p>
          </table:table-cell>
          <table:table-cell table:style-name="ce21" table:formula="of:=ROUNDDOWN(DEGREES(ASIN([.Y33]/[.J33])))*[.AA33]" office:value-type="string" office:string-value="" calcext:value-type="error">
            <text:p>#N/A</text:p>
          </table:table-cell>
          <table:table-cell table:style-name="ce21" table:formula="of:=[.Z33]*[.AB33]" office:value-type="string" office:string-value="" calcext:value-type="error">
            <text:p>#N/A</text:p>
          </table:table-cell>
          <table:table-cell table:style-name="ce21" table:formula="of:=IF(ISNA([.N33]);[.D33];[.D33]+[.N33])" office:value-type="float" office:value="358" calcext:value-type="float">
            <text:p>358</text:p>
          </table:table-cell>
          <table:table-cell table:style-name="ce21" table:formula="of:=IF(ISNA([.O33]);[.J33];[.J33]+[.O33])" office:value-type="float" office:value="93" calcext:value-type="float">
            <text:p>93</text:p>
          </table:table-cell>
          <table:table-cell table:style-name="ce21" table:formula="of:=IF([.Q33]&gt;0;ROUND(([.C33]/[.Q33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3]=&quot;E&quot;;[.P33]-[.S33];[.P33]+[.S33])" office:value-type="float" office:value="353" calcext:value-type="float">
            <text:p>35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3]/60)*[.V33];1)" office:value-type="float" office:value="0.2" calcext:value-type="float">
            <text:p>0.2</text:p>
          </table:table-cell>
          <table:table-cell/>
          <table:table-cell table:formula="of:=ROUND([.L33]*SIN(RADIANS([.M33])))" office:value-type="string" office:string-value="" calcext:value-type="error">
            <text:p>#N/A</text:p>
          </table:table-cell>
          <table:table-cell table:formula="of:=ROUND([.L33]*COS(RADIANS([.M33])))" office:value-type="string" office:string-value="" calcext:value-type="error">
            <text:p>#N/A</text:p>
          </table:table-cell>
          <table:table-cell table:formula="of:=IF(ISBLANK([.K33]);NA();ISRIGHTCROSSWIND([.D33];[.K33]))" office:value-type="string" office:string-value="" calcext:value-type="error">
            <text:p>#N/A</text:p>
          </table:table-cell>
          <table:table-cell table:formula="of:=IF(ISBLANK([.K33]);NA();ISTAILWIND([.D33];[.K3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INTIMAN</text:p>
          </table:table-cell>
          <table:table-cell table:style-name="ce21" office:value-type="string" calcext:value-type="string">
            <text:p>BEBSI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25" calcext:value-type="float">
            <text:p>325</text:p>
          </table:table-cell>
          <table:table-cell table:style-name="ce21"/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4]&gt;0;ROUND([.F34]+((1-POWER(([.$B$44]/1013.25);0.190284))*145366.45));0)" office:value-type="float" office:value="3073" calcext:value-type="float">
            <text:p>3073</text:p>
          </table:table-cell>
          <table:table-cell table:style-name="ce21" table:formula="of:=ROUND([.G34]/SQRT(((1013.25*EXP((-9.80665*([.I34]*0.3048)*0.02896)/((273.15+[.H34])*8.3145)))*100/(287.058*(273.15+[.H34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34]);NA();FINDCOURSEANGLE([.K34];[.D34]))" office:value-type="string" office:string-value="" calcext:value-type="error">
            <text:p>#N/A</text:p>
          </table:table-cell>
          <table:table-cell table:style-name="ce21" table:formula="of:=ROUNDDOWN(DEGREES(ASIN([.Y34]/[.J34])))*[.AA34]" office:value-type="string" office:string-value="" calcext:value-type="error">
            <text:p>#N/A</text:p>
          </table:table-cell>
          <table:table-cell table:style-name="ce21" table:formula="of:=[.Z34]*[.AB34]" office:value-type="string" office:string-value="" calcext:value-type="error">
            <text:p>#N/A</text:p>
          </table:table-cell>
          <table:table-cell table:style-name="ce21" table:formula="of:=IF(ISNA([.N34]);[.D34];[.D34]+[.N34])" office:value-type="float" office:value="325" calcext:value-type="float">
            <text:p>325</text:p>
          </table:table-cell>
          <table:table-cell table:style-name="ce21" table:formula="of:=IF(ISNA([.O34]);[.J34];[.J34]+[.O34])" office:value-type="float" office:value="93" calcext:value-type="float">
            <text:p>93</text:p>
          </table:table-cell>
          <table:table-cell table:style-name="ce21" table:formula="of:=IF([.Q34]&gt;0;ROUND(([.C34]/[.Q34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4]=&quot;E&quot;;[.P34]-[.S34];[.P34]+[.S34])" office:value-type="float" office:value="320" calcext:value-type="float">
            <text:p>32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4]/60)*[.V34];1)" office:value-type="float" office:value="0.6" calcext:value-type="float">
            <text:p>0.6</text:p>
          </table:table-cell>
          <table:table-cell/>
          <table:table-cell table:formula="of:=ROUND([.L34]*SIN(RADIANS([.M34])))" office:value-type="string" office:string-value="" calcext:value-type="error">
            <text:p>#N/A</text:p>
          </table:table-cell>
          <table:table-cell table:formula="of:=ROUND([.L34]*COS(RADIANS([.M34])))" office:value-type="string" office:string-value="" calcext:value-type="error">
            <text:p>#N/A</text:p>
          </table:table-cell>
          <table:table-cell table:formula="of:=IF(ISBLANK([.K34]);NA();ISRIGHTCROSSWIND([.D34];[.K34]))" office:value-type="string" office:string-value="" calcext:value-type="error">
            <text:p>#N/A</text:p>
          </table:table-cell>
          <table:table-cell table:formula="of:=IF(ISBLANK([.K34]);NA();ISTAILWIND([.D34];[.K3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BEBSI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15" calcext:value-type="float">
            <text:p>315</text:p>
          </table:table-cell>
          <table:table-cell table:style-name="ce21"/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5]&gt;0;ROUND([.F35]+((1-POWER(([.$B$44]/1013.25);0.190284))*145366.45));0)" office:value-type="float" office:value="2573" calcext:value-type="float">
            <text:p>2573</text:p>
          </table:table-cell>
          <table:table-cell table:style-name="ce21" table:formula="of:=ROUND([.G35]/SQRT(((1013.25*EXP((-9.80665*([.I35]*0.3048)*0.02896)/((273.15+[.H35])*8.3145)))*100/(287.058*(273.15+[.H35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35]);NA();FINDCOURSEANGLE([.K35];[.D35]))" office:value-type="string" office:string-value="" calcext:value-type="error">
            <text:p>#N/A</text:p>
          </table:table-cell>
          <table:table-cell table:style-name="ce21" table:formula="of:=ROUNDDOWN(DEGREES(ASIN([.Y35]/[.J35])))*[.AA35]" office:value-type="string" office:string-value="" calcext:value-type="error">
            <text:p>#N/A</text:p>
          </table:table-cell>
          <table:table-cell table:style-name="ce21" table:formula="of:=[.Z35]*[.AB35]" office:value-type="string" office:string-value="" calcext:value-type="error">
            <text:p>#N/A</text:p>
          </table:table-cell>
          <table:table-cell table:style-name="ce21" table:formula="of:=IF(ISNA([.N35]);[.D35];[.D35]+[.N35])" office:value-type="float" office:value="315" calcext:value-type="float">
            <text:p>315</text:p>
          </table:table-cell>
          <table:table-cell table:style-name="ce21" table:formula="of:=IF(ISNA([.O35]);[.J35];[.J35]+[.O35])" office:value-type="float" office:value="92" calcext:value-type="float">
            <text:p>92</text:p>
          </table:table-cell>
          <table:table-cell table:style-name="ce21" table:formula="of:=IF([.Q35]&gt;0;ROUND(([.C35]/[.Q35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5]=&quot;E&quot;;[.P35]-[.S35];[.P35]+[.S35])" office:value-type="float" office:value="310" calcext:value-type="float">
            <text:p>31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5]/60)*[.V35];1)" office:value-type="float" office:value="0.3" calcext:value-type="float">
            <text:p>0.3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5" calcext:value-type="float">
            <text:p>35</text:p>
          </table:table-cell>
          <table:table-cell table:style-name="ce21"/>
          <table:table-cell table:style-name="ce50" office:value-type="float" office:value="2500" calcext:value-type="float">
            <text:p>2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F36]&gt;0;ROUND([.F36]+((1-POWER(([.$B$44]/1013.25);0.190284))*145366.45));0)" office:value-type="float" office:value="2073" calcext:value-type="float">
            <text:p>2073</text:p>
          </table:table-cell>
          <table:table-cell table:style-name="ce21" table:formula="of:=ROUND([.G36]/SQRT(((1013.25*EXP((-9.80665*([.I36]*0.3048)*0.02896)/((273.15+[.H36])*8.3145)))*100/(287.058*(273.15+[.H36])))/1.225))" office:value-type="float" office:value="91" calcext:value-type="float">
            <text:p>91</text:p>
          </table:table-cell>
          <table:table-cell table:style-name="ce21" table:number-columns-repeated="2"/>
          <table:table-cell table:style-name="ce52" table:formula="of:=IF(ISBLANK([.K36]);NA();FINDCOURSEANGLE([.K36];[.D36]))" office:value-type="string" office:string-value="" calcext:value-type="error">
            <text:p>#N/A</text:p>
          </table:table-cell>
          <table:table-cell table:style-name="ce21" table:formula="of:=ROUNDDOWN(DEGREES(ASIN([.Y36]/[.J36])))*[.AA36]" office:value-type="string" office:string-value="" calcext:value-type="error">
            <text:p>#N/A</text:p>
          </table:table-cell>
          <table:table-cell table:style-name="ce21" table:formula="of:=[.Z36]*[.AB36]" office:value-type="string" office:string-value="" calcext:value-type="error">
            <text:p>#N/A</text:p>
          </table:table-cell>
          <table:table-cell table:style-name="ce21" table:formula="of:=IF(ISNA([.N36]);[.D36];[.D36]+[.N36])" office:value-type="float" office:value="35" calcext:value-type="float">
            <text:p>35</text:p>
          </table:table-cell>
          <table:table-cell table:style-name="ce21" table:formula="of:=IF(ISNA([.O36]);[.J36];[.J36]+[.O36])" office:value-type="float" office:value="91" calcext:value-type="float">
            <text:p>91</text:p>
          </table:table-cell>
          <table:table-cell table:style-name="ce21" table:formula="of:=IF([.Q36]&gt;0;ROUND(([.C36]/[.Q36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6]=&quot;E&quot;;[.P36]-[.S36];[.P36]+[.S36])" office:value-type="float" office:value="30" calcext:value-type="float">
            <text:p>3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6]/60)*[.V36];1)" office:value-type="float" office:value="0.1" calcext:value-type="float">
            <text:p>0.1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7]&gt;0;ROUND([.F37]+((1-POWER(([.$B$44]/1013.25);0.190284))*145366.45));0)" office:value-type="float" office:value="0" calcext:value-type="float">
            <text:p>0</text:p>
          </table:table-cell>
          <table:table-cell table:style-name="ce21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7]);NA();FINDCOURSEANGLE([.K37];[.D37]))" office:value-type="string" office:string-value="" calcext:value-type="error">
            <text:p>#N/A</text:p>
          </table:table-cell>
          <table:table-cell table:style-name="ce21" table:formula="of:=ROUNDDOWN(DEGREES(ASIN([.Y37]/[.J37])))*[.AA37]" office:value-type="string" office:string-value="" calcext:value-type="error">
            <text:p>#N/A</text:p>
          </table:table-cell>
          <table:table-cell table:style-name="ce21" table:formula="of:=[.Z37]*[.AB37]" office:value-type="string" office:string-value="" calcext:value-type="error">
            <text:p>#N/A</text:p>
          </table:table-cell>
          <table:table-cell table:style-name="ce21" table:formula="of:=IF(ISNA([.N37]);[.D37];[.D37]+[.N37])" office:value-type="float" office:value="0" calcext:value-type="float">
            <text:p>0</text:p>
          </table:table-cell>
          <table:table-cell table:style-name="ce21" table:formula="of:=IF(ISNA([.O37]);[.J37];[.J37]+[.O37])" office:value-type="float" office:value="0" calcext:value-type="float">
            <text:p>0</text:p>
          </table:table-cell>
          <table:table-cell table:style-name="ce21" table:formula="of:=IF([.Q37]&gt;0;ROUND(([.C37]/[.Q37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7]=&quot;E&quot;;[.P37]-[.S37];[.P37]+[.S37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8]&gt;0;ROUND([.F38]+((1-POWER(([.$B$44]/1013.25);0.190284))*145366.45));0)" office:value-type="float" office:value="0" calcext:value-type="float">
            <text:p>0</text:p>
          </table:table-cell>
          <table:table-cell table:style-name="ce21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8]);NA();FINDCOURSEANGLE([.K38];[.D38]))" office:value-type="string" office:string-value="" calcext:value-type="error">
            <text:p>#N/A</text:p>
          </table:table-cell>
          <table:table-cell table:style-name="ce21" table:formula="of:=ROUNDDOWN(DEGREES(ASIN([.Y38]/[.J38])))*[.AA38]" office:value-type="string" office:string-value="" calcext:value-type="error">
            <text:p>#N/A</text:p>
          </table:table-cell>
          <table:table-cell table:style-name="ce21" table:formula="of:=[.Z38]*[.AB38]" office:value-type="string" office:string-value="" calcext:value-type="error">
            <text:p>#N/A</text:p>
          </table:table-cell>
          <table:table-cell table:style-name="ce21" table:formula="of:=IF(ISNA([.N38]);[.D38];[.D38]+[.N38])" office:value-type="float" office:value="0" calcext:value-type="float">
            <text:p>0</text:p>
          </table:table-cell>
          <table:table-cell table:style-name="ce21" table:formula="of:=IF(ISNA([.O38]);[.J38];[.J38]+[.O38])" office:value-type="float" office:value="0" calcext:value-type="float">
            <text:p>0</text:p>
          </table:table-cell>
          <table:table-cell table:style-name="ce21" table:formula="of:=IF([.Q38]&gt;0;ROUND(([.C38]/[.Q3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8]=&quot;E&quot;;[.P38]-[.S38];[.P38]+[.S38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9]&gt;0;ROUND([.F39]+((1-POWER(([.$B$44]/1013.25);0.190284))*145366.45));0)" office:value-type="float" office:value="0" calcext:value-type="float">
            <text:p>0</text:p>
          </table:table-cell>
          <table:table-cell table:style-name="ce21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9]);NA();FINDCOURSEANGLE([.K39];[.D39]))" office:value-type="string" office:string-value="" calcext:value-type="error">
            <text:p>#N/A</text:p>
          </table:table-cell>
          <table:table-cell table:style-name="ce21" table:formula="of:=ROUNDDOWN(DEGREES(ASIN([.Y39]/[.J39])))*[.AA39]" office:value-type="string" office:string-value="" calcext:value-type="error">
            <text:p>#N/A</text:p>
          </table:table-cell>
          <table:table-cell table:style-name="ce21" table:formula="of:=[.Z39]*[.AB39]" office:value-type="string" office:string-value="" calcext:value-type="error">
            <text:p>#N/A</text:p>
          </table:table-cell>
          <table:table-cell table:style-name="ce21" table:formula="of:=IF(ISNA([.N39]);[.D39];[.D39]+[.N39])" office:value-type="float" office:value="0" calcext:value-type="float">
            <text:p>0</text:p>
          </table:table-cell>
          <table:table-cell table:style-name="ce21" table:formula="of:=IF(ISNA([.O39]);[.J39];[.J39]+[.O39])" office:value-type="float" office:value="0" calcext:value-type="float">
            <text:p>0</text:p>
          </table:table-cell>
          <table:table-cell table:style-name="ce21" table:formula="of:=IF([.Q39]&gt;0;ROUND(([.C39]/[.Q3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9]=&quot;E&quot;;[.P39]-[.S39];[.P39]+[.S39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40]&gt;0;ROUND([.F40]+((1-POWER(([.$B$44]/1013.25);0.190284))*145366.45));0)" office:value-type="float" office:value="0" calcext:value-type="float">
            <text:p>0</text:p>
          </table:table-cell>
          <table:table-cell table:style-name="ce21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40]);NA();FINDCOURSEANGLE([.K40];[.D40]))" office:value-type="string" office:string-value="" calcext:value-type="error">
            <text:p>#N/A</text:p>
          </table:table-cell>
          <table:table-cell table:style-name="ce21" table:formula="of:=ROUNDDOWN(DEGREES(ASIN([.Y40]/[.J40])))*[.AA40]" office:value-type="string" office:string-value="" calcext:value-type="error">
            <text:p>#N/A</text:p>
          </table:table-cell>
          <table:table-cell table:style-name="ce21" table:formula="of:=[.Z40]*[.AB40]" office:value-type="string" office:string-value="" calcext:value-type="error">
            <text:p>#N/A</text:p>
          </table:table-cell>
          <table:table-cell table:style-name="ce21" table:formula="of:=IF(ISNA([.N40]);[.D40];[.D40]+[.N40])" office:value-type="float" office:value="0" calcext:value-type="float">
            <text:p>0</text:p>
          </table:table-cell>
          <table:table-cell table:style-name="ce21" table:formula="of:=IF(ISNA([.O40]);[.J40];[.J40]+[.O40])" office:value-type="float" office:value="0" calcext:value-type="float">
            <text:p>0</text:p>
          </table:table-cell>
          <table:table-cell table:style-name="ce21" table:formula="of:=IF([.Q40]&gt;0;ROUND(([.C40]/[.Q4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0]=&quot;E&quot;;[.P40]-[.S40];[.P40]+[.S4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41]&gt;0;ROUND([.F41]+((1-POWER(([.$B$44]/1013.25);0.190284))*145366.45));0)" office:value-type="float" office:value="0" calcext:value-type="float">
            <text:p>0</text:p>
          </table:table-cell>
          <table:table-cell table:style-name="ce21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41]);NA();FINDCOURSEANGLE([.K41];[.D41]))" office:value-type="string" office:string-value="" calcext:value-type="error">
            <text:p>#N/A</text:p>
          </table:table-cell>
          <table:table-cell table:style-name="ce21" table:formula="of:=ROUNDDOWN(DEGREES(ASIN([.Y41]/[.J41])))*[.AA41]" office:value-type="string" office:string-value="" calcext:value-type="error">
            <text:p>#N/A</text:p>
          </table:table-cell>
          <table:table-cell table:style-name="ce21" table:formula="of:=[.Z41]*[.AB41]" office:value-type="string" office:string-value="" calcext:value-type="error">
            <text:p>#N/A</text:p>
          </table:table-cell>
          <table:table-cell table:style-name="ce21" table:formula="of:=IF(ISNA([.N41]);[.D41];[.D41]+[.N41])" office:value-type="float" office:value="0" calcext:value-type="float">
            <text:p>0</text:p>
          </table:table-cell>
          <table:table-cell table:style-name="ce21" table:formula="of:=IF(ISNA([.O41]);[.J41];[.J41]+[.O41])" office:value-type="float" office:value="0" calcext:value-type="float">
            <text:p>0</text:p>
          </table:table-cell>
          <table:table-cell table:style-name="ce21" table:formula="of:=IF([.Q41]&gt;0;ROUND(([.C41]/[.Q4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1]=&quot;E&quot;;[.P41]-[.S41];[.P41]+[.S4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22.5" calcext:value-type="float">
            <text:p>22.5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0"/>
          <table:table-cell table:style-name="ce53" table:formula="of:=SUM([.R32:.R41])" office:value-type="float" office:value="16" calcext:value-type="float">
            <text:p>16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1.8" calcext:value-type="float">
            <text:p>1.8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</text:p>
          </table:table-cell>
          <table:covered-table-cell table:style-name="ce6"/>
          <table:table-cell table:style-name="ce16" table:formula="of:=[.C14]+[.C28]+[.C42]" office:value-type="float" office:value="168" calcext:value-type="float">
            <text:p>168</text:p>
          </table:table-cell>
          <table:table-cell table:number-columns-repeated="12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21"/>
          <table:table-cell table:style-name="ce54" table:formula="of:=[.R14]+[.R28]+[.R42]" office:value-type="float" office:value="110" calcext:value-type="float">
            <text:p>11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21"/>
          <table:table-cell table:style-name="ce16" table:formula="of:=[.W14]+[.W28]+[.W42]" office:value-type="float" office:value="11.8" calcext:value-type="float">
            <text:p>11.8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29" calcext:value-type="float">
            <text:p>1029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3]*0.05;1)" office:value-type="float" office:value="0.6" calcext:value-type="float">
            <text:p>0.6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21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05.12.2019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2.7" calcext:value-type="float">
            <text:p>22.7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72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72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72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/>
          <table:table-cell table:style-name="ce73" office:value-type="string" calcext:value-type="string" table:number-columns-spanned="2" table:number-rows-spanned="1">
            <text:p>ARM (IN)</text:p>
          </table:table-cell>
          <table:covered-table-cell/>
          <table:table-cell table:style-name="ce73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73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73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71.79" calcext:value-type="float">
            <text:p>1471.79</text:p>
          </table:table-cell>
          <table:table-cell table:style-name="ce52"/>
          <table:table-cell table:style-name="ce52" table:formula="of:=VLOOKUP([.$A$1];[.$H$3:.$J$5];3)" office:value-type="float" office:value="39.64" calcext:value-type="float">
            <text:p>39.64</text:p>
          </table:table-cell>
          <table:table-cell table:style-name="ce52"/>
          <table:table-cell table:style-name="ce52" table:formula="of:=ROUND([.M5]*[.O5];2)" office:value-type="float" office:value="58341.76" calcext:value-type="float">
            <text:p>58341.76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81.79" calcext:value-type="float">
            <text:p>1681.79</text:p>
          </table:table-cell>
          <table:table-cell/>
          <table:table-cell table:formula="of:=ROUND([.F12]/[.B12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8001.76" calcext:value-type="float">
            <text:p>68001.76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71.79" calcext:value-type="float">
            <text:p>1671.79</text:p>
          </table:table-cell>
          <table:table-cell table:style-name="ce52"/>
          <table:table-cell table:style-name="ce52" table:formula="of:=ROUND([.Q12]/[.M12];2)" office:value-type="float" office:value="40.4" calcext:value-type="float">
            <text:p>40.4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7541.76" calcext:value-type="float">
            <text:p>67541.76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" office:value-type="float" office:value="136.2" calcext:value-type="float">
            <text:p>136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6537.6" calcext:value-type="float">
            <text:p>6537.6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table:formula="of:=[$FPL.$W$48]*6" office:value-type="float" office:value="136.2" calcext:value-type="float">
            <text:p>136.2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float" office:value="6537.6" calcext:value-type="float">
            <text:p>6537.6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817.99" calcext:value-type="float">
            <text:p>1817.9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" calcext:value-type="float">
            <text:p>41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4539.36" calcext:value-type="float">
            <text:p>74539.36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float" office:value="1807.99" calcext:value-type="float">
            <text:p>1807.99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float" office:value="40.97" calcext:value-type="float">
            <text:p>40.97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float" office:value="74079.36" calcext:value-type="float">
            <text:p>74079.36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table:formula="of:=[$FPL.$W$44]*6" office:value-type="float" office:value="19.8" calcext:value-type="float">
            <text:p>19.8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811.39" calcext:value-type="float">
            <text:p>1811.3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0.98" calcext:value-type="float">
            <text:p>40.98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4222.56" calcext:value-type="float">
            <text:p>74222.56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float" office:value="1788.19" calcext:value-type="float">
            <text:p>1788.19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float" office:value="40.9" calcext:value-type="float">
            <text:p>40.9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float" office:value="73128.96" calcext:value-type="float">
            <text:p>73128.96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19.8" calcext:value-type="float">
            <text:p>19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950.4" calcext:value-type="float">
            <text:p>950.4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43]*6" office:value-type="float" office:value="70.8" calcext:value-type="float">
            <text:p>70.8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3398.4" calcext:value-type="float">
            <text:p>3398.4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791.59" calcext:value-type="float">
            <text:p>1791.5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9" calcext:value-type="float">
            <text:p>40.9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3272.16" calcext:value-type="float">
            <text:p>73272.16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float" office:value="1717.39" calcext:value-type="float">
            <text:p>1717.39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float" office:value="40.6" calcext:value-type="float">
            <text:p>40.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float" office:value="69730.56" calcext:value-type="float">
            <text:p>69730.56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/>
          <table:table-cell table:style-name="ce73" office:value-type="string" calcext:value-type="string" table:number-columns-spanned="2" table:number-rows-spanned="1">
            <text:p>ARM (IN)</text:p>
          </table:table-cell>
          <table:covered-table-cell/>
          <table:table-cell table:style-name="ce73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81.79" calcext:value-type="float">
            <text:p>1681.79</text:p>
          </table:table-cell>
          <table:table-cell/>
          <table:table-cell table:formula="of:=ROUND([.F30]/[.B30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8001.76" calcext:value-type="float">
            <text:p>6800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" office:value-type="float" office:value="109.8" calcext:value-type="float">
            <text:p>109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5270.4" calcext:value-type="float">
            <text:p>5270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791.59" calcext:value-type="float">
            <text:p>1791.5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9" calcext:value-type="float">
            <text:p>40.9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3272.16" calcext:value-type="float">
            <text:p>73272.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784.99" calcext:value-type="float">
            <text:p>1784.9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87" calcext:value-type="float">
            <text:p>40.87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2955.36" calcext:value-type="float">
            <text:p>72955.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40.2" calcext:value-type="float">
            <text:p>40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929.6" calcext:value-type="float">
            <text:p>1929.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44.79" calcext:value-type="float">
            <text:p>1744.7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71" calcext:value-type="float">
            <text:p>40.71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1025.76" calcext:value-type="float">
            <text:p>71025.76</text:p>
          </table:table-cell>
          <table:table-cell table:number-columns-repeated="11"/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/>
          <table:table-cell table:style-name="ce73" office:value-type="string" calcext:value-type="string" table:number-columns-spanned="2" table:number-rows-spanned="1">
            <text:p>ARM (IN)</text:p>
          </table:table-cell>
          <table:covered-table-cell/>
          <table:table-cell table:style-name="ce73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71.79" calcext:value-type="float">
            <text:p>1471.79</text:p>
          </table:table-cell>
          <table:table-cell/>
          <table:table-cell table:formula="of:=VLOOKUP([.$A$1];[.$H$3:.$J$5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F48]/[.B48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8001.76" calcext:value-type="float">
            <text:p>68001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" office:value-type="float" office:value="63" calcext:value-type="float">
            <text:p>63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3024" calcext:value-type="float">
            <text:p>30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44.79" calcext:value-type="float">
            <text:p>1744.7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71" calcext:value-type="float">
            <text:p>40.71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1025.76" calcext:value-type="float">
            <text:p>71025.7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38.19" calcext:value-type="float">
            <text:p>1738.1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68" calcext:value-type="float">
            <text:p>40.68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0708.96" calcext:value-type="float">
            <text:p>70708.9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10.8" calcext:value-type="float">
            <text:p>10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518.4" calcext:value-type="float">
            <text:p>518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27.39" calcext:value-type="float">
            <text:p>1727.3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63" calcext:value-type="float">
            <text:p>40.63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0190.56" calcext:value-type="float">
            <text:p>70190.56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64" office:value-type="string" calcext:value-type="string" table:number-columns-spanned="1" table:number-rows-spanned="2">
            <text:p>WEIGHT (LB)</text:p>
          </table:table-cell>
          <table:table-cell table:style-name="ce64" office:value-type="string" calcext:value-type="string" table:number-columns-spanned="1" table:number-rows-spanned="2">
            <text:p>PRESSURE ALTITUDE (FT)</text:p>
          </table:table-cell>
          <table:table-cell table:style-name="ce64" office:value-type="string" calcext:value-type="string" table:number-columns-spanned="1" table:number-rows-spanned="2">
            <text:p>TEMP</text:p>
          </table:table-cell>
          <table:table-cell table:style-name="ce64" office:value-type="string" calcext:value-type="string" table:number-columns-spanned="1" table:number-rows-spanned="2">
            <text:p>CLIMB SPEED (KIAS)</text:p>
          </table:table-cell>
          <table:table-cell table:style-name="ce64" office:value-type="string" calcext:value-type="string" table:number-columns-spanned="1" table:number-rows-spanned="2">
            <text:p>CLIMB RATE (FPM)</text:p>
          </table:table-cell>
          <table:table-cell table:style-name="ce64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8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215" calcext:value-type="float">
            <text:p>215</text:p>
          </table:table-cell>
          <table:table-cell table:formula="of:=[$FPL.U3]" office:value-type="float" office:value="210" calcext:value-type="float">
            <text:p>210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7" calcext:value-type="float">
            <text:p>77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3" calcext:value-type="float">
            <text:p>93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197" calcext:value-type="float">
            <text:p>197</text:p>
          </table:table-cell>
          <table:table-cell table:formula="of:=[$FPL.U5]" office:value-type="float" office:value="192" calcext:value-type="float">
            <text:p>192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89" calcext:value-type="float">
            <text:p>89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SAMOKOV" calcext:value-type="string">
            <text:p>SAMOKOV</text:p>
          </table:table-cell>
          <table:table-cell table:formula="of:=[$FPL.C6]" office:value-type="float" office:value="8" calcext:value-type="float">
            <text:p>8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4500" calcext:value-type="float">
            <text:p>4500</text:p>
          </table:table-cell>
          <table:table-cell table:formula="of:=[$FPL.P6]" office:value-type="float" office:value="187" calcext:value-type="float">
            <text:p>187</text:p>
          </table:table-cell>
          <table:table-cell table:formula="of:=[$FPL.U6]" office:value-type="float" office:value="182" calcext:value-type="float">
            <text:p>182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89" calcext:value-type="float">
            <text:p>89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SAMOKOV" calcext:value-type="string">
            <text:p>SAMOKOV</text:p>
          </table:table-cell>
          <table:table-cell table:formula="of:=[$FPL.B7]" office:value-type="string" office:string-value="TOD" calcext:value-type="string">
            <text:p>TOD</text:p>
          </table:table-cell>
          <table:table-cell table:formula="of:=[$FPL.C7]" office:value-type="float" office:value="17" calcext:value-type="float">
            <text:p>17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4500" calcext:value-type="float">
            <text:p>4500</text:p>
          </table:table-cell>
          <table:table-cell table:formula="of:=[$FPL.P7]" office:value-type="float" office:value="282" calcext:value-type="float">
            <text:p>282</text:p>
          </table:table-cell>
          <table:table-cell table:formula="of:=[$FPL.U7]" office:value-type="float" office:value="277" calcext:value-type="float">
            <text:p>27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5" calcext:value-type="float">
            <text:p>95</text:p>
          </table:table-cell>
          <table:table-cell table:formula="of:=[$FPL.R7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TOD" calcext:value-type="string">
            <text:p>TOD</text:p>
          </table:table-cell>
          <table:table-cell table:style-name="ce47" table:formula="of:=[$FPL.B8]" office:value-type="string" office:string-value="LBSW" calcext:value-type="string">
            <text:p>LBSW</text:p>
          </table:table-cell>
          <table:table-cell table:formula="of:=[$FPL.C8]" office:value-type="float" office:value="9" calcext:value-type="float">
            <text:p>9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000" calcext:value-type="float">
            <text:p>3000</text:p>
          </table:table-cell>
          <table:table-cell table:formula="of:=[$FPL.P8]" office:value-type="float" office:value="285" calcext:value-type="float">
            <text:p>285</text:p>
          </table:table-cell>
          <table:table-cell table:formula="of:=[$FPL.U8]" office:value-type="float" office:value="280" calcext:value-type="float">
            <text:p>280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2" calcext:value-type="float">
            <text:p>92</text:p>
          </table:table-cell>
          <table:table-cell table:formula="of:=[$FPL.R8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10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DB" calcext:value-type="string">
            <text:p>LBDB</text:p>
          </table:table-cell>
          <table:table-cell table:formula="of:=[$FPL.B32]" office:value-type="string" office:string-value="TOC" calcext:value-type="string">
            <text:p>TOC</text:p>
          </table:table-cell>
          <table:table-cell table:formula="of:=[$FPL.C32]" office:value-type="float" office:value="5" calcext:value-type="float">
            <text:p>5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3500" calcext:value-type="float">
            <text:p>3500</text:p>
          </table:table-cell>
          <table:table-cell table:formula="of:=[$FPL.P32]" office:value-type="float" office:value="358" calcext:value-type="float">
            <text:p>358</text:p>
          </table:table-cell>
          <table:table-cell table:formula="of:=[$FPL.U32]" office:value-type="float" office:value="353" calcext:value-type="float">
            <text:p>353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77" calcext:value-type="float">
            <text:p>77</text:p>
          </table:table-cell>
          <table:table-cell table:formula="of:=[$FPL.R32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3]" office:value-type="string" office:string-value="TOC" calcext:value-type="string">
            <text:p>TOC</text:p>
          </table:table-cell>
          <table:table-cell table:formula="of:=[$FPL.B33]" office:value-type="string" office:string-value="IHTIMAN" calcext:value-type="string">
            <text:p>IHTIMAN</text:p>
          </table:table-cell>
          <table:table-cell table:formula="of:=[$FPL.C33]" office:value-type="float" office:value="2.5" calcext:value-type="float">
            <text:p>2.5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3500" calcext:value-type="float">
            <text:p>3500</text:p>
          </table:table-cell>
          <table:table-cell table:formula="of:=[$FPL.P33]" office:value-type="float" office:value="358" calcext:value-type="float">
            <text:p>358</text:p>
          </table:table-cell>
          <table:table-cell table:formula="of:=[$FPL.U33]" office:value-type="float" office:value="353" calcext:value-type="float">
            <text:p>353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3" calcext:value-type="float">
            <text:p>93</text:p>
          </table:table-cell>
          <table:table-cell table:formula="of:=[$FPL.R3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4]" office:value-type="string" office:string-value="INTIMAN" calcext:value-type="string">
            <text:p>INTIMAN</text:p>
          </table:table-cell>
          <table:table-cell table:formula="of:=[$FPL.B34]" office:value-type="string" office:string-value="BEBSI" calcext:value-type="string">
            <text:p>BEBSI</text:p>
          </table:table-cell>
          <table:table-cell table:formula="of:=[$FPL.C34]" office:value-type="float" office:value="9" calcext:value-type="float">
            <text:p>9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3500" calcext:value-type="float">
            <text:p>3500</text:p>
          </table:table-cell>
          <table:table-cell table:formula="of:=[$FPL.P34]" office:value-type="float" office:value="325" calcext:value-type="float">
            <text:p>325</text:p>
          </table:table-cell>
          <table:table-cell table:formula="of:=[$FPL.U34]" office:value-type="float" office:value="320" calcext:value-type="float">
            <text:p>320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3" calcext:value-type="float">
            <text:p>93</text:p>
          </table:table-cell>
          <table:table-cell table:formula="of:=[$FPL.R34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5]" office:value-type="string" office:string-value="BEBSI" calcext:value-type="string">
            <text:p>BEBSI</text:p>
          </table:table-cell>
          <table:table-cell table:formula="of:=[$FPL.B35]" office:value-type="string" office:string-value="UNERU" calcext:value-type="string">
            <text:p>UNERU</text:p>
          </table:table-cell>
          <table:table-cell table:formula="of:=[$FPL.C35]" office:value-type="float" office:value="4" calcext:value-type="float">
            <text:p>4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3000" calcext:value-type="float">
            <text:p>3000</text:p>
          </table:table-cell>
          <table:table-cell table:formula="of:=[$FPL.P35]" office:value-type="float" office:value="315" calcext:value-type="float">
            <text:p>315</text:p>
          </table:table-cell>
          <table:table-cell table:formula="of:=[$FPL.U35]" office:value-type="float" office:value="310" calcext:value-type="float">
            <text:p>310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2" calcext:value-type="float">
            <text:p>92</text:p>
          </table:table-cell>
          <table:table-cell table:formula="of:=[$FPL.R3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36]" office:value-type="string" office:string-value="UNERU" calcext:value-type="string">
            <text:p>UNERU</text:p>
          </table:table-cell>
          <table:table-cell table:formula="of:=[$FPL.B36]" office:value-type="string" office:string-value="LBLS" calcext:value-type="string">
            <text:p>LBLS</text:p>
          </table:table-cell>
          <table:table-cell table:formula="of:=[$FPL.C36]" office:value-type="float" office:value="2" calcext:value-type="float">
            <text:p>2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2500" calcext:value-type="float">
            <text:p>2500</text:p>
          </table:table-cell>
          <table:table-cell table:formula="of:=[$FPL.P36]" office:value-type="float" office:value="35" calcext:value-type="float">
            <text:p>35</text:p>
          </table:table-cell>
          <table:table-cell table:formula="of:=[$FPL.U36]" office:value-type="float" office:value="30" calcext:value-type="float">
            <text:p>30</text:p>
          </table:table-cell>
          <table:table-cell table:formula="of:=[$FPL.G36]" office:value-type="float" office:value="90" calcext:value-type="float">
            <text:p>90</text:p>
          </table:table-cell>
          <table:table-cell table:formula="of:=[$FPL.Q36]" office:value-type="float" office:value="91" calcext:value-type="float">
            <text:p>91</text:p>
          </table:table-cell>
          <table:table-cell table:formula="of:=[$FPL.R3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67.5" calcext:value-type="float">
            <text:p>67.5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46" calcext:value-type="float">
            <text:p>4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0:51:15.626417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2-04T22:11:58.360176586</dc:date>
    <meta:editing-duration>PT20H57M8S</meta:editing-duration>
    <meta:editing-cycles>121</meta:editing-cycles>
    <meta:generator>LibreOffice/6.0.7.3$Linux_X86_64 LibreOffice_project/00m0$Build-3</meta:generator>
    <meta:print-date>2019-11-02T10:53:52.150184561</meta:print-date>
    <meta:document-statistic meta:table-count="6" meta:cell-count="1466" meta:object-count="0"/>
  </office:meta>
</office:document-meta>
</file>